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Unit Testing </text:span></text:p>
      <text:p text:style-name="P1"><text:span text:style-name="T1">Henry Tran</text:span></text:p>
      <text:p text:style-name="P1"><text:span text:style-name="T2"/></text:p>
      <text:p text:style-name="P1"><text:span text:style-name="T3">Module:</text:span><text:span text:style-name="T4"><text:s/>Enemy Spanwer System</text:span></text:p>
      <text:p text:style-name="P1"><text:span text:style-name="T5">Classes:</text:span><text:span text:style-name="T6"><text:s/>MoveSpawner.cs, Spawner.cs, DespawnEnemy.cs, MoveCollider.cs</text:span></text:p>
      <text:p text:style-name="P1"><text:span text:style-name="T7">Expect Outcome:</text:span><text:span text:style-name="T8"/></text:p>
      <text:p text:style-name="P1"><text:span text:style-name="T8">Enemy's should be spawned with an X and Y random offset from the location of the end of the furthest tunnel field from the player's current position.When enemies are spawned, they will travel a certain path before they past a collider set a fixed distance behind the player, and despawn. </text:span></text:p>
      <text:p text:style-name="P1"><text:span text:style-name="T9">Test Case:<text:s/></text:span><text:span text:style-name="T10">For testing purposes, a seperate scene was created where the tunnel was a straight path to the player along the Z axis. Generic game objects were loaded into the public fields in the Unity Inspector, and were set to launch at varying spawn rates. After rounds of testing, the random X and Y offsets would be changed until a setting consistently spawned units within the tunnel's walls.<text:s/></text:span><text:span text:style-name="T11"/></text:p>
      <text:p text:style-name="P1"><text:span text:style-name="T11"/></text:p>
      <text:p text:style-name="P1"><text:span text:style-name="T11">Module:</text:span><text:span text:style-name="T12"><text:s/>Enemy Movement</text:span></text:p>
      <text:p text:style-name="P1"><text:span text:style-name="T13">Classes:</text:span><text:span text:style-name="T14"><text:s/>BasicEnemyMovement.cs, EnemyDirectionTrigger.cs</text:span></text:p>
      <text:p text:style-name="P1"><text:span text:style-name="T15">Expect Outcome:</text:span></text:p>
      <text:p text:style-name="P1"><text:span text:style-name="T16">For Enemy units to follow the general vector path of the tunnels based on the collider that they spawn onto at the beginning of their life span. At the end of each tunnel field is a collider with the EnemyDirectionTrigger.cs script, and each time an enemy ship hits that collider, it changes it's vector path in response to it's new field. </text:span></text:p>
      <text:p text:style-name="P1"><text:span text:style-name="T17">Test Case: </text:span></text:p>
      <text:p text:style-name="P1"><text:span text:style-name="T18">During initial developement, tunnel cases were a finite set with tunnels that either had a vector pointing up, down, left, or right by 20 degrees. For testing purposes, those tunnels were spawned two at a time and enemies were spawned into the moving enviroment with their behaviours being watched. Later in developement, the tunnel cases no longer included finite states, and instead were randomly spawned tunnel vectors. BasicEnemyMovement would be modified to calculate the vector between the start and end colliders of the field. Enemies were then spawned again to ensure that they still followed the tunnel path.<text:s/></text:span><text:span text:style-name="T19"/></text:p>
      <text:p text:style-name="P1"><text:span text:style-name="T19"/></text:p>
      <text:p text:style-name="P1"><text:span text:style-name="T19">Unit Tests of Features That Didn't Make Final Product</text:span></text:p>
      <text:p text:style-name="P1"><text:span text:style-name="T19"/></text:p>
      <text:p text:style-name="P1"><text:span text:style-name="T19">Module:</text:span><text:span text:style-name="T20"><text:s/>Enemy Movement with Player Targeting</text:span></text:p>
      <text:p text:style-name="P1"><text:span text:style-name="T21">Classes:</text:span><text:span text:style-name="T22"><text:s/>BasicEnemyMovement.cs, DetectEnemyInRange.cs</text:span></text:p>
      <text:p text:style-name="P1"><text:span text:style-name="T23">Expect Outcome:<text:s/></text:span><text:span text:style-name="T24">For enemies to stop following their current vector path when in distance of the player, and instead follow a vector path towards the player's current position. </text:span></text:p>
      <text:p text:style-name="P1"><text:span text:style-name="T25">Test Case:<text:s/></text:span><text:span text:style-name="T26">Enemies were loaded into the game with this behavior enabled, and other enemies with it turned off. When played through, the behavior of the script worked, but often caused enemies to blindly fly into pillars or even walls. Also caused too much cognitive load on the player, was ultimtely decided to be scrapped from the final product. </text:span></text:p>
      <text:p text:style-name="P1"><text:span text:style-name="T26"/></text:p>
      <text:p text:style-name="P1"><text:span text:style-name="T27">Module:</text:span><text:span text:style-name="T28"><text:s/>Enemy Movement with Backwards Tunnel Velocity</text:span></text:p>
      <text:p text:style-name="P1"><text:span text:style-name="T29">Classes:</text:span><text:span text:style-name="T30"><text:s/>BasicEnemyMovement.cs, EnemyDirectionTriggerReverse.cs,<text:s text:c="2"/>DetectEnemyInRange.cs</text:span></text:p>
      <text:p text:style-name="P1"><text:span text:style-name="T31">Expect Outcome:<text:s/></text:span><text:span text:style-name="T32">That when an enemy comes into range of the player, it would stay in a fixed Z distance from the player and interact as an enemy ship that hovered in front of the player and shot back.</text:span></text:p>
      <text:p text:style-name="P1"><text:span text:style-name="T33">Test Case:<text:s/></text:span><text:span text:style-name="T34">Enemies were loaded with and without the behavior again and examined. Enemies that tried to follow the backwards velocity often ran into obstacles were more prone to glitching because their Z was trying to be fixed. Eventually scrapped due to cognitive overload and too much work required to program forward pathfinding AI. </text:span></text:p>
      <text:p text:style-name="P1"><text:span text:style-name="T3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